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de1" officeooo:paragraph-rsid="000dbde1"/>
    </style:style>
    <style:style style:name="P2" style:family="paragraph" style:parent-style-name="Standard">
      <style:text-properties officeooo:rsid="0011fd6e" officeooo:paragraph-rsid="0011fd6e"/>
    </style:style>
    <style:style style:name="P3" style:family="paragraph" style:parent-style-name="Standard">
      <style:text-properties officeooo:rsid="001279ea" officeooo:paragraph-rsid="001279ea"/>
    </style:style>
    <style:style style:name="P4" style:family="paragraph" style:parent-style-name="Standard">
      <style:text-properties officeooo:rsid="0014142d" officeooo:paragraph-rsid="0014142d"/>
    </style:style>
    <style:style style:name="P5" style:family="paragraph" style:parent-style-name="Standard">
      <style:text-properties officeooo:rsid="00154261" officeooo:paragraph-rsid="00154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</text:p>
      <text:p text:style-name="P1">Code::</text:p>
      <text:p text:style-name="Standard">#! /usr/bin/bash</text:p>
      <text:p text:style-name="Standard"/>
      <text:p text:style-name="Standard">directory=$PWD/DataSets/*</text:p>
      <text:p text:style-name="Standard"/>
      <text:p text:style-name="Standard">echo "Files names inside directoriess are:: "</text:p>
      <text:p text:style-name="Standard">for FILE in $directory;</text:p>
      <text:p text:style-name="Standard">do</text:p>
      <text:p text:style-name="Standard"><text:s text:c="8"/>echo $FILE|wc -l $FILE</text:p>
      <text:p text:style-name="Standard"><text:s text:c="8"/>echo <text:s/>"Removing last one line:::"</text:p>
      <text:p text:style-name="Standard"><text:s text:c="8"/>echo $FILE|head -n -1 $FILE &gt; f1</text:p>
      <text:p text:style-name="Standard"><text:s text:c="8"/>cat f1</text:p>
      <text:p text:style-name="Standard"><text:s text:c="8"/>echo ".........................."</text:p>
      <text:p text:style-name="Standard"><text:s text:c="8"/>echo <text:s/>"Removing <text:s/>last two line:::"</text:p>
      <text:p text:style-name="Standard"><text:s text:c="8"/>echo $FILE|head -n -2 $FILE &gt;f2</text:p>
      <text:p text:style-name="Standard"><text:s text:c="8"/>cat f2</text:p>
      <text:p text:style-name="Standard"><text:s text:c="8"/>echo ".........................."</text:p>
      <text:p text:style-name="Standard"/>
      <text:p text:style-name="Standard">done</text:p>
      <text:p text:style-name="Standard"/>
      <text:p text:style-name="Standard"/>
      <text:p text:style-name="P1">Q2.</text:p>
      <text:p text:style-name="P1">Code::</text:p>
      <text:p text:style-name="P1"/>
      <text:p text:style-name="P1">#! /usr/bin/bash</text:p>
      <text:p text:style-name="P1"/>
      <text:p text:style-name="P1">TO_EMAIL="management.devops@gmail.com"</text:p>
      <text:p text:style-name="P1">FROM_EMAIL="sijypaul.devops@gmail.com"</text:p>
      <text:p text:style-name="P1">SMTP_SERVER="Gmail: smtp.gmail.com"</text:p>
      <text:p text:style-name="P1">SMTP_PORT="587"</text:p>
      <text:p text:style-name="P1">SMTP_USER="sijypaul.devops@gmail.com"</text:p>
      <text:p text:style-name="P1">SMTP_PASS="123456"</text:p>
      <text:p text:style-name="P1"/>
      <text:p text:style-name="P1">THRESHOLD=90</text:p>
      <text:p text:style-name="P1"/>
      <text:p text:style-name="P1">send_email() </text:p>
      <text:p text:style-name="P1">{</text:p>
      <text:p text:style-name="P1"><text:s text:c="8"/>local subject="$1"</text:p>
      <text:p text:style-name="P1"><text:s text:c="8"/>local message="$2"</text:p>
      <text:p text:style-name="P1"/>
      <text:p text:style-name="P1"><text:s text:c="8"/>echo "$message" | mailx -s "$subject" -S smtp-use-starttls -S smtp-aut&gt;</text:p>
      <text:p text:style-name="P1"><text:s text:c="8"/>-S smtp="$SMTP_SERVER":"$SMTP_PORT" -S smtp-auth-user="$SMTP_USER" \</text:p>
      <text:p text:style-name="P1"><text:s text:c="8"/>-S smtp-auth-password="$SMTP_PASS" -S from="$FROM_EMAIL" "$TO_EMAIL"</text:p>
      <text:p text:style-name="P1">}</text:p>
      <text:p text:style-name="P1"/>
      <text:p text:style-name="P1">while true; do</text:p>
      <text:p text:style-name="P1"><text:s text:c="8"/>#awk 'NR==2 {print $5}' | tr -d '%')</text:p>
      <text:p text:style-name="P1"><text:s text:c="8"/>DISK_USAGE=$(df /home)</text:p>
      <text:p text:style-name="P1"><text:soft-page-break/>if [ "$DISK_USAGE" -gt "$THRESHOLD" ] </text:p>
      <text:p text:style-name="P1"><text:s text:c="8"/>then</text:p>
      <text:p text:style-name="P1"><text:s text:c="16"/>SUBJECT="Disk Space Utilization Alert"</text:p>
      <text:p text:style-name="P1"><text:s text:c="16"/>MESSAGE="Disk space usage on /home is at $DISK_USAGE%.Consider&gt;</text:p>
      <text:p text:style-name="P1"><text:s text:c="16"/>send_email "$SUBJECT" "$MESSAGE"</text:p>
      <text:p text:style-name="P1"><text:s text:c="16"/>#echo "Disk Space is less than 90%. Disk Space is available.No&gt;</text:p>
      <text:p text:style-name="P1"><text:s text:c="8"/>else</text:p>
      <text:p text:style-name="P1"><text:s text:c="16"/>#SUBJECT="Disk Space Utilization Alert"</text:p>
      <text:p text:style-name="P1"><text:s text:c="16"/>#MESSAGE="Disk space usage on /home is at $DISK_USAGE%.Conside&gt;</text:p>
      <text:p text:style-name="P1"><text:s text:c="16"/>#send_email "$SUBJECT" "$MESSAGE"</text:p>
      <text:p text:style-name="P1"/>
      <text:p text:style-name="P1"><text:s text:c="16"/>echo "Disk Space is less than 90%. Disk Space is available.No &gt;</text:p>
      <text:p text:style-name="P1"><text:s text:c="8"/>fi</text:p>
      <text:p text:style-name="P1"/>
      <text:p text:style-name="P1"><text:s text:c="8"/>sleep 3600</text:p>
      <text:p text:style-name="P1">done</text:p>
      <text:p text:style-name="P1"/>
      <text:p text:style-name="P2">Q3:</text:p>
      <text:p text:style-name="P2">Code::</text:p>
      <text:p text:style-name="P2"/>
      <text:p text:style-name="P3">Save.sh</text:p>
      <text:p text:style-name="P3"/>
      <text:p text:style-name="P3">#! /usr/bin/bash</text:p>
      <text:p text:style-name="P3"/>
      <text:p text:style-name="P3">special_dir="$PWD/special_directory/"</text:p>
      <text:p text:style-name="P3"/>
      <text:p text:style-name="P3">if [ ! -d "$special_dir" ];then</text:p>
      <text:p text:style-name="P3"><text:s text:c="8"/>mkdir -p "$special_dir"</text:p>
      <text:p text:style-name="P3">fi</text:p>
      <text:p text:style-name="P3"/>
      <text:p text:style-name="P3">#directory="$1"</text:p>
      <text:p text:style-name="P3">filename="$1"</text:p>
      <text:p text:style-name="P3"/>
      <text:p text:style-name="P3">mv "$filename" "$special_dir/$filename"</text:p>
      <text:p text:style-name="P3"/>
      <text:p text:style-name="P3">echo <text:s/>"File '$filename' saved to special directory."</text:p>
      <text:p text:style-name="P3"/>
      <text:p text:style-name="P4">recover.sh</text:p>
      <text:p text:style-name="P4"/>
      <text:p text:style-name="P4">#! /usr/bin/bash</text:p>
      <text:p text:style-name="P4"/>
      <text:p text:style-name="P4">special_dir="$PWD/special_directory/"</text:p>
      <text:p text:style-name="P4"/>
      <text:p text:style-name="P4">if [ ! -d "$special_dir" ]; then</text:p>
      <text:p text:style-name="P4"><text:s text:c="8"/>echo "Special directory does not exist. No files to recover."</text:p>
      <text:p text:style-name="P4"><text:s text:c="8"/>exit 1</text:p>
      <text:p text:style-name="P4">fi</text:p>
      <text:p text:style-name="P4"/>
      <text:p text:style-name="P4">filename="$1"</text:p>
      <text:p text:style-name="P4"><text:soft-page-break/></text:p>
      <text:p text:style-name="P4">if [ -f "$special_dir/$filename" ]; then</text:p>
      <text:p text:style-name="P4"><text:s text:c="8"/>mv "$special_dir/$filename" .</text:p>
      <text:p text:style-name="P4"><text:s text:c="8"/>echo "File '$filename' recovered from special directory."</text:p>
      <text:p text:style-name="P4">else</text:p>
      <text:p text:style-name="P4"><text:s text:c="8"/>echo "File '$filename' not found in special directory."</text:p>
      <text:p text:style-name="P4"><text:s text:c="8"/>exit 1</text:p>
      <text:p text:style-name="P4">fi</text:p>
      <text:p text:style-name="P4"/>
      <text:p text:style-name="P5">Q4::</text:p>
      <text:p text:style-name="P5">Code::</text:p>
      <text:p text:style-name="P5">add-user.sh</text:p>
      <text:p text:style-name="P5"/>
      <text:p text:style-name="P5">#! /usr/bin/bash</text:p>
      <text:p text:style-name="P5">if [ $(id -u) -eq 0 ];then</text:p>
      <text:p text:style-name="P5"><text:s text:c="8"/>read -p "Enter username :" username</text:p>
      <text:p text:style-name="P5"><text:s text:c="8"/>read -s -p "Enter password :" password</text:p>
      <text:p text:style-name="P5"><text:s text:c="8"/>grep -E "^$username" /etc/passwd &gt;/dev/null</text:p>
      <text:p text:style-name="P5"><text:s text:c="8"/>if [ $? -eq 0 ]; then</text:p>
      <text:p text:style-name="P5"><text:s text:c="16"/>echo "$username exists!"</text:p>
      <text:p text:style-name="P5"><text:s text:c="16"/>exit 1</text:p>
      <text:p text:style-name="P5"><text:s text:c="8"/>else</text:p>
      <text:p text:style-name="P5"><text:s text:c="16"/>pass=$(perl -e 'print crypt($ARGV[0], "password")' $password)</text:p>
      <text:p text:style-name="P5"><text:s text:c="16"/>useradd -m -p "$pass" "$username"</text:p>
      <text:p text:style-name="P5"><text:s text:c="8"/>[ $? -eq 0 ] &amp;&amp;</text:p>
      <text:p text:style-name="P5"><text:s text:c="9"/>echo "User has been added to System!" || echo "Failed to add a user!"</text:p>
      <text:p text:style-name="P5"><text:s text:c="8"/>fi</text:p>
      <text:p text:style-name="P5">else</text:p>
      <text:p text:style-name="P5"><text:s text:c="8"/>echo "Only root may add a user to the System."</text:p>
      <text:p text:style-name="P5"><text:s text:c="8"/>exit 2</text:p>
      <text:p text:style-name="P5">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5:25:49.846960646</meta:creation-date>
    <dc:date>2023-08-13T15:32:10.147142551</dc:date>
    <meta:editing-duration>PT6M2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340" meta:character-count="2933" meta:non-whitespace-character-count="2198"/>
  </office:meta>
</office:document-meta>
</file>